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1.A2" style:family="table-cell">
      <style:table-cell-properties style:vertical-align="top" fo:padding="0.0417in"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font-style="normal" style:font-style-asian="normal" style:font-style-complex="normal"/>
    </style:style>
    <style:style style:name="P2"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7" style:family="paragraph" style:parent-style-name="Standard">
      <style:paragraph-properties fo:line-height="150%" fo:text-align="justify" style:justify-single-word="false" fo:break-before="auto" fo:break-after="auto" style:writing-mode="lr-tb"/>
      <style:text-properties style:font-name="Droid Sans"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line-height="150%"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9" style:family="paragraph" style:parent-style-name="Standard">
      <style:paragraph-properties fo:line-height="150%" fo:break-before="auto" fo:break-after="auto" style:writing-mode="lr-tb"/>
      <style:text-properties style:font-name="Droid Sans" fo:font-style="normal" style:font-style-asian="normal" style:font-style-complex="normal"/>
    </style:style>
    <style:style style:name="P10" style:family="paragraph" style:parent-style-name="Standard">
      <style:paragraph-properties fo:line-height="150%" fo:text-align="justify" style:justify-single-word="false" fo:break-before="auto" fo:break-after="auto" style:writing-mode="lr-tb"/>
      <style:text-properties style:font-name="Droid Sans" fo:font-style="normal" style:font-style-asian="normal" style:font-style-complex="normal"/>
    </style:style>
    <style:style style:name="P11" style:family="paragraph" style:parent-style-name="Title">
      <style:paragraph-properties fo:line-height="150%" fo:text-align="center" style:justify-single-word="false" fo:break-before="auto" fo:break-after="auto" style:writing-mode="lr-tb"/>
      <style:text-properties style:font-name="Droid Sans" fo:font-style="normal" style:font-style-asian="normal" style:font-style-complex="normal"/>
    </style:style>
    <style:style style:name="P12" style:family="paragraph" style:parent-style-name="Standard">
      <style:paragraph-properties fo:margin-top="0in" fo:margin-bottom="0.0835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3"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4" style:family="paragraph" style:parent-style-name="Standard">
      <style:paragraph-properties fo:margin-top="0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15" style:family="paragraph" style:parent-style-name="Standard">
      <style:paragraph-properties fo:margin-top="0in" fo:margin-bottom="0.0835in" loext:contextual-spacing="false" fo:line-height="150%" fo:break-before="auto" fo:break-after="auto" style:writing-mode="lr-tb"/>
      <style:text-properties style:font-name="Droid Sans"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P16" style:family="paragraph" style:parent-style-name="Standard">
      <style:paragraph-properties fo:margin-top="0in" fo:margin-bottom="0.0835in" loext:contextual-spacing="false" fo:line-height="150%" fo:break-before="auto" fo:break-after="auto" style:writing-mode="lr-tb"/>
      <style:text-properties style:font-name="Droid Sans" fo:font-style="normal" style:font-style-asian="normal" style:font-style-complex="normal"/>
    </style:style>
    <style:style style:name="P17"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18"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53fe" officeooo:paragraph-rsid="000a53fe" style:font-style-asian="normal" style:font-weight-asian="bold" style:font-style-complex="normal" style:font-weight-complex="bold"/>
    </style:style>
    <style:style style:name="P19"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9bd7" officeooo:paragraph-rsid="000a9bd7" style:font-style-asian="normal" style:font-weight-asian="bold" style:font-style-complex="normal" style:font-weight-complex="bold"/>
    </style:style>
    <style:style style:name="P20"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21" style:family="paragraph" style:parent-style-name="Standard">
      <style:paragraph-properties fo:line-height="150%" fo:text-align="justify" style:justify-single-word="false" style:writing-mode="lr-tb"/>
      <style:text-properties style:font-name="Droid Sans" fo:font-style="normal" style:font-style-asian="normal" style:font-style-complex="normal"/>
    </style:style>
    <style:style style:name="P22" style:family="paragraph" style:parent-style-name="Title">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23" style:family="paragraph" style:parent-style-name="Title">
      <style:paragraph-properties fo:line-height="150%" fo:break-before="page" style:writing-mode="lr-tb"/>
      <style:text-properties style:font-name="Droid Sans" fo:font-style="normal" style:font-style-asian="normal" style:font-style-complex="normal"/>
    </style:style>
    <style:style style:name="P24" style:family="paragraph" style:parent-style-name="Title">
      <style:paragraph-properties fo:line-height="150%" fo:text-align="center" style:justify-single-word="false" fo:break-before="page" style:writing-mode="lr-tb"/>
      <style:text-properties style:font-name="Droid Sans" fo:font-style="normal" style:font-style-asian="normal" style:font-style-complex="normal"/>
    </style:style>
    <style:style style:name="P25" style:family="paragraph" style:parent-style-name="Standard" style:master-page-name="Standard">
      <style:paragraph-properties fo:line-height="115%" fo:text-align="center" style:justify-single-word="false" style:page-number="auto" fo:break-before="auto" fo:break-after="auto" style:writing-mode="lr-tb"/>
    </style:style>
    <style:style style:name="P26"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ize="18pt" fo:font-style="normal" fo:font-weight="bold" style:font-name-asian="Cambria" style:font-size-asian="18pt" style:font-style-asian="normal" style:font-weight-asian="bold" style:font-name-complex="Cambria" style:font-size-complex="18pt" style:font-style-complex="normal" style:font-weight-complex="bold"/>
    </style:style>
    <style:style style:name="P27" style:family="paragraph" style:parent-style-name="Standard">
      <style:paragraph-properties fo:margin-top="0.1665in" fo:margin-bottom="0.0835in" loext:contextual-spacing="false" fo:line-height="150%" fo:text-align="center" style:justify-single-word="false" fo:break-before="auto" fo:break-after="auto" style:writing-mode="lr-tb"/>
      <style:text-properties style:font-name="Droid Sans" fo:font-size="14pt" fo:font-style="normal" style:font-name-asian="Cambria" style:font-size-asian="14pt" style:font-style-asian="normal" style:font-name-complex="Cambria" style:font-size-complex="14pt" style:font-style-complex="normal"/>
    </style:style>
    <style:style style:name="P28" style:family="paragraph" style:parent-style-name="Standard">
      <style:paragraph-properties fo:margin-top="0in" fo:margin-bottom="0.0835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29" style:family="paragraph" style:parent-style-name="Standard">
      <style:paragraph-properties fo:margin-top="0in" fo:margin-bottom="0.0835in" loext:contextual-spacing="false" fo:line-height="150%" fo:text-align="center"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30" style:family="paragraph" style:parent-style-name="Standard">
      <style:paragraph-properties fo:margin-top="0in" fo:margin-bottom="0.0835in" loext:contextual-spacing="false" fo:line-height="150%" fo:break-before="auto" fo:break-after="auto" style:writing-mode="lr-tb"/>
      <style:text-properties style:font-name="Droid Sans"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P31"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tyle="normal" officeooo:rsid="000d45dc" officeooo:paragraph-rsid="000d45dc" style:font-style-asian="normal" style:font-style-complex="normal"/>
    </style:style>
    <style:style style:name="P32" style:family="paragraph" style:parent-style-name="Standard">
      <style:paragraph-properties fo:margin-top="0in" fo:margin-bottom="0.0835in" loext:contextual-spacing="false" fo:line-height="150%" fo:break-before="auto" fo:break-after="auto" style:writing-mode="lr-tb"/>
      <style:text-properties fo:color="#cc0000" style:font-name="Droid Sans" fo:font-size="12pt" fo:font-style="normal" style:font-name-asian="Verdana" style:font-size-asian="12pt" style:font-style-asian="normal" style:font-name-complex="Verdana" style:font-size-complex="12pt" style:font-style-complex="normal"/>
    </style:style>
    <style:style style:name="P33"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fo:color="#cc0000" style:font-name="Droid Sans" fo:font-size="12pt" fo:font-style="normal" officeooo:rsid="000d45dc" officeooo:paragraph-rsid="000d45dc" style:font-name-asian="Verdana" style:font-size-asian="12pt" style:font-style-asian="normal" style:font-name-complex="Verdana" style:font-size-complex="12pt" style:font-style-complex="normal"/>
    </style:style>
    <style:style style:name="P34"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35"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officeooo:rsid="00090b0d" style:font-name-asian="Verdana" style:font-size-asian="12pt" style:font-style-asian="normal" style:font-name-complex="Verdana" style:font-size-complex="12pt" style:font-style-complex="normal"/>
    </style:style>
    <style:style style:name="P36"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3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8" style:family="paragraph" style:parent-style-name="Standard">
      <style:paragraph-properties fo:line-height="150%" fo:text-align="justify" style:justify-single-word="false" fo:break-before="auto" fo:break-after="auto" style:writing-mode="lr-tb"/>
      <style:text-properties style:font-name="Droid Sans" fo:font-size="12pt" fo:font-style="normal" style:font-size-asian="12pt" style:font-style-asian="normal" style:font-size-complex="12pt" style:font-style-complex="normal"/>
    </style:style>
    <style:style style:name="P39" style:family="paragraph" style:parent-style-name="Standard">
      <style:paragraph-properties fo:line-height="150%" fo:text-align="justify" style:justify-single-word="false" fo:break-before="auto" fo:break-after="auto" style:writing-mode="lr-tb"/>
      <style:text-properties fo:color="#cc0000" style:font-name="Droid Sans" fo:font-size="12pt" fo:font-style="normal" officeooo:rsid="000d45dc" officeooo:paragraph-rsid="000d45dc" style:font-name-asian="Verdana" style:font-size-asian="12pt" style:font-style-asian="normal" style:font-name-complex="Verdana" style:font-size-complex="12pt" style:font-style-complex="normal"/>
    </style:style>
    <style:style style:name="P40" style:family="paragraph" style:parent-style-name="Standard" style:list-style-name="LS1">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41" style:family="paragraph" style:parent-style-name="Standard" style:list-style-name="LS2">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42" style:family="paragraph" style:parent-style-name="Standard" style:list-style-name="LS5">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43" style:family="paragraph" style:parent-style-name="Standard" style:list-style-name="LS2">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44" style:family="paragraph" style:parent-style-name="Standard" style:list-style-name="LS4">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45" style:family="paragraph" style:parent-style-name="Standard" style:list-style-name="LS3">
      <style:paragraph-properties fo:margin-top="0in" fo:margin-bottom="0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46" style:family="paragraph" style:parent-style-name="Standard" style:list-style-name="LS4">
      <style:paragraph-properties fo:margin-top="0in" fo:margin-bottom="0in" loext:contextual-spacing="false" fo:line-height="150%" style:writing-mode="lr-tb"/>
      <style:text-properties style:font-name="Droid Sans" fo:font-style="normal" style:font-style-asian="normal" style:font-style-complex="normal"/>
    </style:style>
    <style:style style:name="P47" style:family="paragraph" style:parent-style-name="Standard" style:list-style-name="LS6">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48" style:family="paragraph" style:parent-style-name="Standard" style:list-style-name="LS7">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49"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25in" style:auto-text-indent="false" fo:break-before="auto" fo:break-after="auto" fo:keep-with-next="auto"/>
      <style:text-properties fo:color="#000000" style:text-outline="false" style:font-name="Droid Sans" fo:font-size="11pt" fo:text-shadow="none" fo:font-weight="normal" officeooo:rsid="001e0ad9" officeooo:paragraph-rsid="000c3841" fo:background-color="transparent" style:font-size-asian="11pt" style:font-weight-asian="normal" style:font-size-complex="11pt" style:font-weight-complex="normal"/>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25in" style:auto-text-indent="false" fo:keep-with-next="auto"/>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51"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fo:font-weight="bold" officeooo:paragraph-rsid="000c3841" fo:background-color="transparent" style:font-size-asian="10.5pt" style:font-weight-asian="bold" style:font-size-complex="10.5pt" style:font-weight-complex="bold"/>
    </style:style>
    <style:style style:name="P52"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53"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officeooo:paragraph-rsid="000c3841" fo:background-color="transparent" style:font-size-asian="10.5pt" style:font-size-complex="10.5pt"/>
    </style:style>
    <style:style style:name="P54"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officeooo:paragraph-rsid="000c3841" fo:background-color="transparent" style:font-size-asian="10.5pt" style:font-size-complex="10.5pt"/>
    </style:style>
    <style:style style:name="P55"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e6bf7" officeooo:paragraph-rsid="000c3841" fo:background-color="transparent" style:font-size-asian="10.5pt" style:font-weight-asian="normal" style:font-size-complex="10.5pt" style:font-weight-complex="normal"/>
    </style:style>
    <style:style style:name="P56" style:family="paragraph" style:parent-style-name="Heading_20_1">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57" style:family="paragraph" style:parent-style-name="Heading_20_1">
      <style:paragraph-properties fo:margin-top="0.3335in" fo:margin-bottom="0.0835in" loext:contextual-spacing="false" fo:line-height="150%" fo:break-before="page" fo:padding="0in" fo:border-left="none" fo:border-right="none" fo:border-top="none" fo:border-bottom="1.5pt solid #808080"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58" style:family="paragraph" style:parent-style-name="Heading_20_1">
      <style:paragraph-properties fo:line-height="150%" fo:break-before="auto" fo:break-after="auto" style:writing-mode="lr-tb"/>
      <style:text-properties style:font-name="Droid Sans" fo:font-style="normal" style:font-style-asian="normal" style:font-style-complex="normal"/>
    </style:style>
    <style:style style:name="P59" style:family="paragraph" style:parent-style-name="Heading_20_1">
      <style:paragraph-properties fo:margin-top="0.3335in" fo:margin-bottom="0in" loext:contextual-spacing="false" fo:line-height="150%" fo:break-before="auto" fo:break-after="auto" style:writing-mode="lr-tb"/>
      <style:text-properties style:font-name="Droid Sans" fo:font-style="normal" style:font-style-asian="normal" style:font-style-complex="normal"/>
    </style:style>
    <style:style style:name="P60" style:family="paragraph" style:parent-style-name="Heading_20_1">
      <style:paragraph-properties fo:margin-top="0.1665in" fo:margin-bottom="0.0835in" loext:contextual-spacing="false" fo:line-height="150%" fo:break-before="auto" fo:break-after="auto"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61" style:family="paragraph" style:parent-style-name="Heading_20_2">
      <style:paragraph-properties fo:margin-top="0.25in" fo:margin-bottom="0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2" style:family="paragraph" style:parent-style-name="Heading_20_2">
      <style:paragraph-properties fo:margin-top="0.25in" fo:margin-bottom="0.055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63" style:family="paragraph" style:parent-style-name="Heading_20_2">
      <style:paragraph-properties fo:margin-top="0.25in" fo:margin-bottom="0.055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4" style:family="paragraph" style:parent-style-name="Heading_20_2">
      <style:paragraph-properties fo:margin-top="0.166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5" style:family="paragraph" style:parent-style-name="Heading_20_2">
      <style:paragraph-properties fo:margin-top="0.1665in" fo:margin-bottom="0.0555in" loext:contextual-spacing="false" fo:line-height="150%" fo:break-before="auto" fo:break-after="auto" fo:padding="0in" fo:border-left="none" fo:border-right="none" fo:border-top="none" fo:border-bottom="1.5pt solid #808080"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6" style:family="paragraph" style:parent-style-name="Heading_20_2">
      <style:paragraph-properties fo:margin-top="0.2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7"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writing-mode="lr-tb"/>
      <style:text-properties fo:color="#000000" style:font-name="Droid Sans" fo:font-size="10.5pt"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68"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6bf7" officeooo:paragraph-rsid="000c3841" fo:background-color="transparent" style:font-size-asian="10.5pt" style:font-weight-asian="bold" style:font-size-complex="10.5pt" style:font-weight-complex="bold"/>
    </style:style>
    <style:style style:name="P69"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70"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e6bf7" officeooo:paragraph-rsid="000c3841" fo:background-color="transparent" style:font-size-asian="10.5pt" style:font-weight-asian="normal" style:font-size-complex="10.5pt" style:font-weight-complex="normal"/>
    </style:style>
    <style:style style:name="P71"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f123b" officeooo:paragraph-rsid="000c3841" fo:background-color="transparent" style:font-size-asian="10.5pt" style:font-weight-asian="normal" style:font-size-complex="10.5pt" style:font-weight-complex="normal"/>
    </style:style>
    <style:style style:name="P72"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officeooo:paragraph-rsid="000c3841" fo:background-color="transparent" style:font-size-asian="10.5pt" style:font-size-complex="10.5pt"/>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fo:font-weight="normal" style:font-name-asian="Verdana" style:font-size-asian="12pt" style:font-weight-asian="normal" style:font-name-complex="Verdana" style:font-size-complex="12pt" style:font-weight-complex="normal"/>
    </style:style>
    <style:style style:name="T5"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6" style:family="text">
      <style:text-properties fo:font-size="12pt" fo:font-weight="normal" officeooo:rsid="001f123b" style:font-name-asian="Verdana" style:font-size-asian="12pt" style:font-weight-asian="normal" style:font-name-complex="Verdana" style:font-size-complex="12pt" style:font-weight-complex="normal"/>
    </style:style>
    <style:style style:name="T7" style:family="text">
      <style:text-properties fo:font-size="12pt" style:text-underline-style="solid" style:text-underline-width="auto" style:text-underline-color="font-color" style:font-name-asian="Verdana" style:font-size-asian="12pt" style:font-name-complex="Verdana" style:font-size-complex="12pt"/>
    </style:style>
    <style:style style:name="T8" style:family="text">
      <style:text-properties fo:font-size="12pt" fo:font-weight="bold" style:font-name-asian="Verdana" style:font-size-asian="12pt" style:font-weight-asian="bold" style:font-name-complex="Verdana" style:font-size-complex="12pt" style:font-weight-complex="bold"/>
    </style:style>
    <style:style style:name="T9" style:family="text">
      <style:text-properties fo:font-size="18pt" fo:font-weight="bold" style:font-name-asian="Cambria" style:font-size-asian="18pt" style:font-weight-asian="bold" style:font-name-complex="Cambria" style:font-size-complex="18pt" style:font-weight-complex="bold"/>
    </style:style>
    <style:style style:name="T10" style:family="text">
      <style:text-properties fo:font-size="18pt" fo:language="es" fo:country="ES" fo:font-weight="bold" style:font-name-asian="Cambria" style:font-size-asian="18pt" style:font-weight-asian="bold" style:font-name-complex="Cambria" style:font-size-complex="18pt" style:font-weight-complex="bold"/>
    </style:style>
    <style:style style:name="T11"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2" style:family="text">
      <style:text-properties fo:color="#274e13" fo:font-size="12pt" style:font-name-asian="Verdana" style:font-size-asian="12pt" style:font-name-complex="Verdana" style:font-size-complex="12pt"/>
    </style:style>
    <style:style style:name="T13" style:family="text">
      <style:text-properties fo:color="#ff0000" fo:font-size="12pt" style:font-name-asian="Verdana" style:font-size-asian="12pt" style:font-name-complex="Verdana" style:font-size-complex="12pt"/>
    </style:style>
    <style:style style:name="T14" style:family="text">
      <style:text-properties fo:color="#cc0000" fo:font-size="12pt" style:font-name-asian="Verdana" style:font-size-asian="12pt" style:font-name-complex="Verdana" style:font-size-complex="12pt"/>
    </style:style>
    <style:style style:name="T15" style:family="text">
      <style:text-properties fo:color="#cc0000" fo:font-size="12pt" style:text-underline-style="solid" style:text-underline-width="auto" style:text-underline-color="font-color" style:font-name-asian="Verdana" style:font-size-asian="12pt" style:font-name-complex="Verdana" style:font-size-complex="12pt"/>
    </style:style>
    <style:style style:name="T16"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7" style:family="text">
      <style:text-properties fo:color="#cc0000" fo:font-size="12pt" fo:font-weight="bold" style:font-name-asian="Verdana" style:font-size-asian="12pt" style:font-weight-asian="bold" style:font-name-complex="Verdana" style:font-size-complex="12pt"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f123b" style:font-weight-asian="normal" style:font-weight-complex="normal"/>
    </style:style>
    <style:style style:name="T20" style:family="text">
      <style:text-properties fo:font-weight="normal" officeooo:rsid="001e6bf7" style:font-weight-asian="normal" style:font-weight-complex="normal"/>
    </style:style>
    <style:style style:name="T21" style:family="text">
      <style:text-properties fo:font-weight="bold" style:font-weight-asian="bold" style:font-weight-complex="bold"/>
    </style:style>
    <style:style style:name="T22" style:family="text">
      <style:text-properties officeooo:rsid="001e0ad9"/>
    </style:style>
    <style:style style:name="T23" style:family="text">
      <style:text-properties officeooo:rsid="001e6b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6">FIUBA - 75.07</text:p>
      <text:p text:style-name="P20"><text:span text:style-name="T10">Algoritmos</text:span><text:span text:style-name="T9"> y programación III</text:span></text:p>
      <text:p text:style-name="P27">Trabajo práctico 2: FonTruco</text:p>
      <text:p text:style-name="P29">2do cuatrimestre, 2015</text:p>
      <text:p text:style-name="P29">(trabajo grupal)</text:p>
      <text:p text:style-name="P12">Alumno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2">Nombre</text:p>
          </table:table-cell>
          <table:table-cell table:style-name="Table1.A1" office:value-type="string">
            <text:p text:style-name="P2">Padrón</text:p>
          </table:table-cell>
          <table:table-cell table:style-name="Table1.A1" office:value-type="string">
            <text:p text:style-name="P2">PuertoEstelarTerranMail</text:p>
          </table:table-cell>
        </table:table-row>
        <table:table-row>
          <table:table-cell table:style-name="Table1.A2" office:value-type="string">
            <text:p text:style-name="P3">Daciuk, Alexis</text:p>
          </table:table-cell>
          <table:table-cell table:style-name="Table1.A2" office:value-type="string">
            <text:p text:style-name="P3">97630</text:p>
          </table:table-cell>
          <table:table-cell table:style-name="Table1.A1" office:value-type="string">
            <text:p text:style-name="P4">adaciuk@gmail.com</text:p>
          </table:table-cell>
        </table:table-row>
        <table:table-row>
          <table:table-cell table:style-name="Table1.A2" office:value-type="string">
            <text:p text:style-name="P3">Llauro, Manuel</text:p>
          </table:table-cell>
          <table:table-cell table:style-name="Table1.A2" office:value-type="string">
            <text:p text:style-name="P3">95736</text:p>
          </table:table-cell>
          <table:table-cell table:style-name="Table1.A1" office:value-type="string">
            <text:p text:style-name="P4">llauromanuel@gmail.com</text:p>
          </table:table-cell>
        </table:table-row>
        <table:table-row>
          <table:table-cell table:style-name="Table1.A2" office:value-type="string">
            <text:p text:style-name="P3">Risaro, Lucas</text:p>
          </table:table-cell>
          <table:table-cell table:style-name="Table1.A2" office:value-type="string">
            <text:p text:style-name="P3">94335</text:p>
          </table:table-cell>
          <table:table-cell table:style-name="Table1.A1" office:value-type="string">
            <text:p text:style-name="P5"/>
          </table:table-cell>
        </table:table-row>
        <table:table-row>
          <table:table-cell table:style-name="Table1.A2" office:value-type="string">
            <text:p text:style-name="P3">Rozanec, Matias</text:p>
          </table:table-cell>
          <table:table-cell table:style-name="Table1.A2" office:value-type="string">
            <text:p text:style-name="P3">97404</text:p>
          </table:table-cell>
          <table:table-cell table:style-name="Table1.A1" office:value-type="string">
            <text:p text:style-name="P5"/>
          </table:table-cell>
        </table:table-row>
      </table:table>
      <text:p text:style-name="P16"/>
      <text:p text:style-name="P12"/>
      <text:p text:style-name="P16"><text:span text:style-name="T8">Fecha de entrega final</text:span><text:span text:style-name="T2">: Miércoles 2/12/2015 - Jueves 3/12/2015</text:span></text:p>
      <text:p text:style-name="P12"/>
      <text:p text:style-name="P16"><text:span text:style-name="T8">Tutor</text:span><text:span text:style-name="T2">:</text:span></text:p>
      <text:p text:style-name="P12"/>
      <text:p text:style-name="P16"><text:span text:style-name="T8">Nota Final</text:span><text:span text:style-name="T2">:</text:span></text:p>
      <text:p text:style-name="P12"/>
      <text:p text:style-name="P12"/>
      <text:p text:style-name="P6"/>
      <text:p text:style-name="P9"><text:bookmark text:name="id.gjdgxs"/></text:p>
      <text:h text:style-name="P56" text:outline-level="10"><text:bookmark text:name="id.30j0zll"/></text:h>
      <text:p text:style-name="P23">Introducción<text:bookmark text:name="id.1fob9te"/></text:p>
      <text:h text:style-name="P58" text:outline-level="10">Objetivo del trabajo</text:h>
      <text:p text:style-name="P9"/>
      <text:p text:style-name="P38">Aplicar los conceptos enseñados en la materia a la resolución de un problema, trabajando en forma grupal y utilizando un lenguaje de tipado estático (Java)</text:p>
      <text:p text:style-name="P10"><text:bookmark text:name="id.3znysh7"/></text:p>
      <text:h text:style-name="P58" text:outline-level="10">Consigna general</text:h>
      <text:p text:style-name="P9"/>
      <text:p text:style-name="P38">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22">Descripción de la aplicación a desarrollar</text:p>
      <text:p text:style-name="P10">Se deberá desarrollar una aplicación que implemente el juego de cartas popular Truco (https://es.wikipedia.org/wiki/Truco_(juego_de_naipes)) .</text:p>
      <text:p text:style-name="P10"/>
      <text:p text:style-name="P10">Las características del mismo serán:</text:p>
      <text:list xml:id="list2646803696000566169" text:style-name="LS1">
        <text:list-item>
          <text:p text:style-name="P40">Se podrá seleccionar la variante con/sin Flor.</text:p>
        </text:list-item>
        <text:list-item>
          <text:p text:style-name="P40">El juego será entre jugadores humanos.</text:p>
        </text:list-item>
        <text:list-item>
          <text:p text:style-name="P40">Se podrá jugar en las variantes 2 jugadores, 4 jugadores y pica-pica.</text:p>
        </text:list-item>
        <text:list-item>
          <text:p text:style-name="P40">En la variante de 2 jugadores, se podrá jugar contra la computadora, con una inteligencia mínima y determinística (esto se comentará en clase).</text:p>
        </text:list-item>
      </text:list>
      <text:p text:style-name="P10"/>
      <text:p text:style-name="P10"/>
      <text:p text:style-name="P10">Se desarrollará la interfaz visual para la interacción entre los jugadores.</text:p>
      <text:p text:style-name="P10"/>
      <text:p text:style-name="P10"/>
      <text:p text:style-name="P10"/>
      <text:p text:style-name="P10"/>
      <text:p text:style-name="P21"/>
      <text:p text:style-name="P21"/>
      <text:p text:style-name="P21"/>
      <text:p text:style-name="P10"/>
      <text:p text:style-name="P7"><text:soft-page-break/>Entregables</text:p>
      <text:list xml:id="list273070538148697534" text:style-name="LS2">
        <text:list-item>
          <text:p text:style-name="P41">Código fuente de la aplicación completa, incluyendo también: código de la pruebas, archivos de recursos</text:p>
        </text:list-item>
        <text:list-item>
          <text:p text:style-name="P43">Script para compilación y ejecución (ant)</text:p>
        </text:list-item>
        <text:list-item>
          <text:p text:style-name="P43">Informe, acorde a lo especificado en este documento</text:p>
        </text:list-item>
      </text:list>
      <text:p text:style-name="P9"><text:bookmark text:name="id.tyjcwt"/></text:p>
      <text:h text:style-name="P61" text:outline-level="10">Formas de entrega<text:bookmark text:name="id.3dy6vkm"/></text:h>
      <text:h text:style-name="P62" text:outline-level="10"><text:span text:style-name="T4">Habrá </text:span><text:span text:style-name="T11">4 entregas formales</text:span><text:span text:style-name="T2">. </text:span><text:span text:style-name="T4">Las mismas tendrán una calificación de </text:span><text:span text:style-name="T12">APROBADO </text:span><text:span text:style-name="T2">o </text:span><text:span text:style-name="T13">NO APROBADO</text:span><text:span text:style-name="T2"> </text:span><text:span text:style-name="T4">en el momento de la entrega.</text:span></text:h>
      <text:p text:style-name="P17"><text:span text:style-name="T2">Aquél grupo que acumule </text:span><text:span text:style-name="T7">3 no aprobados</text:span><text:span text:style-name="T2">, quedará automáticamente desaprobado con la consiguiente pérdida de regularidad en la materia. </text:span><text:span text:style-name="T7">En cada entrega</text:span><text:span text:style-name="T2"> se debe traer el informe actualizado.</text:span></text:p>
      <text:p text:style-name="P13"/>
      <text:p text:style-name="P16"><text:span text:style-name="T7">1er Entrega</text:span><text:span text:style-name="T2">: </text:span><text:span text:style-name="T13">Mínimamente </text:span><text:span text:style-name="T2">(se aconseja avanzar lo <text:s/>más posible) pruebas de integración y unitarias funcionando que contemplan:</text:span></text:p>
      <text:list xml:id="list7185830990852465282" text:style-name="LS3">
        <text:list-item>
          <text:p text:style-name="P45">Modelado de las cartas y los valores entre ellas</text:p>
        </text:list-item>
        <text:list-item>
          <text:p text:style-name="P45">Modelado de ‘manos’ y ‘mesa’</text:p>
        </text:list-item>
        <text:list-item>
          <text:p text:style-name="P45">Modelado de cálculo envido y flor para una ‘mesa’ dada</text:p>
        </text:list-item>
      </text:list>
      <text:p text:style-name="P12"/>
      <text:p text:style-name="P12"><text:tab/></text:p>
      <text:p text:style-name="P16"><text:span text:style-name="T7">2da Entrega</text:span><text:span text:style-name="T2">:</text:span><text:span text:style-name="T8"> Modelo del Juego Completo</text:span><text:span text:style-name="T2"> con todas las pruebas unitarias y de integración que contemplen todos los casos del enunciado, simulando partidas completas en todas sus variantes. </text:span></text:p>
      <text:p text:style-name="P12"/>
      <text:p text:style-name="P12"/>
      <text:p text:style-name="P16"><text:span text:style-name="T7">3er Entrega</text:span><text:span text:style-name="T2">: Interfaz gráfica Parcial. A determinar por el ayudante.</text:span></text:p>
      <text:p text:style-name="P12"/>
      <text:p text:style-name="P16"><text:span text:style-name="T7">4ta y última Entrega</text:span><text:span text:style-name="T2">: Trabajo Práctico completo funcionando, con interfaz gráfica final, sonidos e informe completo.</text:span></text:p>
      <text:p text:style-name="P9"><text:bookmark text:name="id.1t3h5sf"/><text:soft-page-break/></text:p>
      <text:h text:style-name="P63" text:outline-level="10">Fechas de entrega programadas</text:h>
      <text:p text:style-name="P14"/>
      <text:p text:style-name="P16"><text:span text:style-name="T7">1er Entrega</text:span><text:span text:style-name="T2">: Miércoles 11 / 11 / 2015 - Jueves 12 / 11 / 2015</text:span></text:p>
      <text:p text:style-name="P16"><text:span text:style-name="T7">2da Entrega</text:span><text:span text:style-name="T2">: Miércoles 18 / 11 / 2015 - Jueves 19 / 11 / 2015</text:span></text:p>
      <text:p text:style-name="P16"><text:span text:style-name="T7">3er Entrega</text:span><text:span text:style-name="T2">: Miércoles 25 / 11 / 2015 - Jueves 26 / 11 / 2015</text:span></text:p>
      <text:p text:style-name="P16"><text:span text:style-name="T7">4ta y última Entrega</text:span><text:span text:style-name="T2">: Miércoles 2 / 12 / 2015 - Jueves 3 / 12 / 2015</text:span><text:bookmark text:name="id.4d34og8"/></text:p>
      <text:p text:style-name="P11"><text:bookmark text:name="id.2s8eyo1"/></text:p>
      <text:p text:style-name="P24">Informe<text:bookmark text:name="id.17dp8vu"/></text:p>
      <text:h text:style-name="P64" text:outline-level="10">Supuestos</text:h>
      <text:p text:style-name="P32">[Documentar todos los supuestos hechos sobre el enunciado. Asegurarse de validar con los docentes]</text:p>
      <text:list xml:id="list3434830114434392542" text:style-name="LS4">
        <text:list-item>
          <text:p text:style-name="P44">Al momento de poder cantar envido, es legal repetir el llamado infinitamente (i.e. no hay límite en cuanto a cantidad de llamadas)</text:p>
        </text:list-item>
        <text:list-item>
          <text:p text:style-name="P44"/>
        </text:list-item>
        <text:list-item>
          <text:p text:style-name="P46"><text:bookmark text:name="id.3rdcrjn"/></text:p>
        </text:list-item>
      </text:list>
      <text:h text:style-name="P65" text:outline-level="10">Modelo de dominio</text:h>
      <text:p text:style-name="P32">[Explicar los elementos más relevantes del diseño. Es decir: qué entidades se han creado, qué responsabilidades tienen asignadas, cómo se relacionan, etc]</text:p>
      <text:p text:style-name="P17"><text:span text:style-name="T8">Player: </text:span><text:span text:style-name="T5">I</text:span><text:span text:style-name="T2">nterfaz implementada por HumanPlayer y CpuPlayer. Contiene los métodos que permiten realizar los cantos propios del juego, así como aceptarlos y poder rechazarlos o irse al mazo.</text:span></text:p>
      <text:p text:style-name="P34"/>
      <text:p text:style-name="P17"><text:span text:style-name="T8">Judge:</text:span><text:span text:style-name="T2"> </text:span><text:span text:style-name="T3">Clase que evalua rondas de cartas, se encarga de evaluar las cartas que tienen los jugadores en su Slot para decidir quien gano la ronda o la mano, en caso de que un jugador o equipo haya ganado una mano, informa al Scoreboard sobre quien gano y le dice que juego gano tal jugador, en caso de que sea una ronda, le avisa a table quien gano, asi puede empezar la proxima ronda desde ese jugador</text:span></text:p>
      <text:p text:style-name="P35"/>
      <text:p text:style-name="P17"><text:span text:style-name="T8">Builder:</text:span><text:span text:style-name="T2"> </text:span><text:span text:style-name="T3">Es la clase encargada de instanciar las clases necesarias para un juego de Truco, tambien crea los Players, Teams, Table, Judge, Scoreboard y settea todas las referencias entre cada clase</text:span></text:p>
      <text:p text:style-name="P34"/>
      <text:p text:style-name="P17"><text:span text:style-name="T8">Hand:</text:span><text:span text:style-name="T2"> </text:span><text:span text:style-name="T3"><text:s/>Clase que contiene las cartas de la mano del jugador, tiene metodos que devuelven las cartas que contiene, asi tambien tiene metodos para conocer la cantidad de envido o si sus cartas forman flor.</text:span></text:p>
      <text:p text:style-name="P35"/>
      <text:p text:style-name="P35"><text:soft-page-break/></text:p>
      <text:p text:style-name="P18"><text:span text:style-name="T3">S</text:span><text:span text:style-name="T2">lot:</text:span><text:span text:style-name="T4"> Clase que contiene las cartas jugadas por un determinado jugador, tiene metodos para consultar las cartas en todas las posiciones (tiene 3 posiciones)</text:span></text:p>
      <text:p text:style-name="P18"><text:span text:style-name="T2">Team:</text:span><text:span text:style-name="T4"> Clase que contiene una lista de jugadores que conforman ese equipo y tiene metodos que devuelven si un jugador esta en el Team y metodos varios para consultas sobre el Team.</text:span></text:p>
      <text:p text:style-name="P18"><text:span text:style-name="T2">Scoreboard: </text:span><text:span text:style-name="T4">Clase que se ocupa que llevar los puntajes de los jugadores o equipos, tambien es la clase que se encarga de sumar puntos a quien corresponde, tambien decide cuantos puntos debe aumentarle a cual jugador, tiene metodos de consulta de puntajes de jugadores.</text:span></text:p>
      <text:p text:style-name="P19"><text:span text:style-name="T2">Deck:</text:span><text:span text:style-name="T4"> Clase que representa a un mazo, tiene un metodo que devuelve una carta semi-aleatoria de las cartas que tiene</text:span></text:p>
      <text:p text:style-name="P19"><text:span text:style-name="T2">Card:</text:span><text:span text:style-name="T4"> Clase que representa una carta, tiene un numero, palo y valor</text:span></text:p>
      <text:p text:style-name="P19"><text:span text:style-name="T2">Croupier:</text:span><text:span text:style-name="T4"> Clase que se encarga de devolver una mano que consta de 3 cartas semi-aleatorias listas para jugar, tiene un metodo que devuelve la mano preparada y un metodo para avisarle que empieza una nueva ronda para que use un mazo entero</text:span></text:p>
      <text:p text:style-name="P36"/>
      <text:p text:style-name="P9"><text:bookmark text:name="id.26in1rg"/></text:p>
      <text:h text:style-name="P63" text:outline-level="10">Diagramas de clases</text:h>
      <text:p text:style-name="P31"><text:bookmark text:name="id.lnxbz9"/><text:span text:style-name="T14">Se adjuntan aparte ya que no entran aca</text:span></text:p>
      <text:h text:style-name="P63" text:outline-level="10">Diagramas de secuencia</text:h>
      <text:p text:style-name="P31"><text:span text:style-name="T14">Idem diagrama de clases</text:span></text:p>
      <text:p text:style-name="P10"><text:bookmark text:name="id.35nkun2"/></text:p>
      <text:h text:style-name="P63" text:outline-level="10">Diagrama de paquetes</text:h>
      <text:p text:style-name="P33">Idem diagrama de clases</text:p>
      <text:p text:style-name="P10"><text:bookmark text:name="id.1ksv4uv"/></text:p>
      <text:h text:style-name="P63" text:outline-level="10"><text:soft-page-break/>Diagramas de estado</text:h>
      <text:p text:style-name="P39"><text:bookmark text:name="id.44sinio"/>Idem diagrama de clases</text:p>
      <text:h text:style-name="P63" text:outline-level="10">Detalles de implementación</text:h>
      <text:p text:style-name="P16"><text:span text:style-name="T14">[Deben </text:span><text:span text:style-name="T16">detallar/explicar</text:span><text:span text:style-name="T17"> </text:span><text:span text:style-name="T14">qué estrategias utilizaron para resolver los puntos más conflictivos del trabajo práctico. (Incluida la persistencia) ]</text:span></text:p>
      <text:p text:style-name="P17">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17">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envido) – y el puntaje que otorga ese estado – por ej.: truco otorga 2 puntos).</text:p>
      <text:p text:style-name="P10"><text:bookmark text:name="id.2jxsxqh"/></text:p>
      <text:h text:style-name="P63" text:outline-level="10">Excepciones</text:h>
      <text:p text:style-name="P49">Se crearon las siguientes exepciones para el manejo de errores:</text:p>
      <text:p text:style-name="P51"/>
      <text:p text:style-name="P53"><text:span text:style-name="T21">DonTHaveThatCardException</text:span><text:span text:style-name="T22">: Excepcion que se lanza cuando un jugador trata de jugar una carta que no posee.</text:span></text:p>
      <text:p text:style-name="P50"/>
      <text:p text:style-name="P52">FirstTeamWonException:<text:span text:style-name="T18"> </text:span><text:span text:style-name="T20">Excepcion que lanza el Scoreboard cuando el primer equipo llego a 30.</text:span></text:p>
      <text:p text:style-name="P52"/>
      <text:p text:style-name="P52">InvalidGameCallException:<text:span text:style-name="T18"> </text:span><text:span text:style-name="T20">Excepcion que lanza la clase Table cuando se quiere jugar un juego que no corresponde (Ej: Envido despues de la primera ronda, Vale 4 sin Truco y Retruco antes).</text:span></text:p>
      <text:p text:style-name="P54"/>
      <text:p text:style-name="P52">I<text:span text:style-name="T23">n</text:span>validNumberOfPlayersException:<text:span text:style-name="T18"> </text:span><text:span text:style-name="T20">Excepcion que lanza el Builder cuando se pasa una cantidad de jugadores impar o mayor a 6.</text:span></text:p>
      <text:p text:style-name="P55"/>
      <text:p text:style-name="P68">NobodyWonYetException:<text:span text:style-name="T18"> Excepcion que lanza el un metodo privado de la clase Scoreboard, es de manejo interno.</text:span></text:p>
      <text:p text:style-name="P70"/>
      <text:p text:style-name="P69">NotCardThrownException:<text:span text:style-name="T18"> </text:span><text:span text:style-name="T19">Excepcion que lanza el Slot cuando se consulta por alguna carta en cierta posicion y esa posicion del Slot esta vacia.</text:span></text:p>
      <text:p text:style-name="P71"/>
      <text:p text:style-name="P69">NotYourTurnException:<text:span text:style-name="T18"> </text:span><text:span text:style-name="T19">Excepcion que lanza la Table cuando un jugador trata de jugar y no es su turno.</text:span></text:p>
      <text:p text:style-name="P71"><text:soft-page-break/></text:p>
      <text:p text:style-name="P69">PlayerDoesNotExistsException: <text:span text:style-name="T19">Excepcion que lanza un Team cuando no tiene un Player especifico.</text:span></text:p>
      <text:p text:style-name="P71"/>
      <text:p text:style-name="P69">SecondTeamWonException:<text:span text:style-name="T18"> </text:span><text:span text:style-name="T19">Excepcion que lanza el Scoreboard cuando el segundo equipo gano el juego.</text:span></text:p>
      <text:p text:style-name="P72"/>
      <text:p text:style-name="P67"><text:span text:style-name="T2">TeamDoesntExistException: </text:span><text:span text:style-name="T6">Excepcion que lanza Scoreboard cuando se busca el puntaje de un equipo inexistente.</text:span></text:p>
      <text:p text:style-name="P10"><text:bookmark text:name="id.z337ya"/></text:p>
      <text:h text:style-name="P59" text:outline-level="10"><text:bookmark text:name="id.3j2qqm3"/></text:h>
      <text:h text:style-name="P57" text:outline-level="10">Checklist de corrección</text:h>
      <text:p text:style-name="P12">Esta sección es para uso exclusivo de los docentes, por favor no modificar.</text:p>
      <text:p text:style-name="P9"><text:bookmark text:name="id.1y810tw"/></text:p>
      <text:h text:style-name="P66" text:outline-level="10">Carpeta</text:h>
      <text:p text:style-name="P15">Generalidades</text:p>
      <text:list xml:id="list5338663891807685587" text:style-name="LS6">
        <text:list-item>
          <text:p text:style-name="P47">¿Son correctos los supuestos y extensiones?</text:p>
        </text:list-item>
        <text:list-item>
          <text:p text:style-name="P47">¿Es prolija la presentación? (hojas del mismo tamaño, numeradas y con tipografía uniforme)</text:p>
        </text:list-item>
      </text:list>
      <text:p text:style-name="P15">Modelo</text:p>
      <text:list xml:id="list24" text:style-name="LS6">
        <text:list-item>
          <text:p text:style-name="P47">¿Está completo?¿Contempla la totalidad del problema?</text:p>
        </text:list-item>
        <text:list-item>
          <text:p text:style-name="P47">¿Respeta encapsulamiento?</text:p>
        </text:list-item>
        <text:list-item>
          <text:p text:style-name="P47">¿Hace un buen uso de excepciones?</text:p>
        </text:list-item>
        <text:list-item>
          <text:p text:style-name="P47">¿Utiliza polimorfismo en las situaciones esperadas?</text:p>
        </text:list-item>
      </text:list>
      <text:p text:style-name="P9"><text:bookmark text:name="id.4i7ojhp"/></text:p>
      <text:h text:style-name="P66" text:outline-level="10">Diagramas</text:h>
      <text:p text:style-name="P15">Diagrama de clases</text:p>
      <text:list xml:id="list28" text:style-name="LS6">
        <text:list-item>
          <text:p text:style-name="P47">¿Está completo?</text:p>
        </text:list-item>
        <text:list-item>
          <text:p text:style-name="P47">¿Está bien utilizada la notación?</text:p>
        </text:list-item>
      </text:list>
      <text:p text:style-name="P15">Diagramas de secuencia</text:p>
      <text:list xml:id="list30" text:style-name="LS6">
        <text:list-item>
          <text:p text:style-name="P47">¿Está completo?</text:p>
        </text:list-item>
        <text:list-item>
          <text:p text:style-name="P47">¿Es consistente con el diagrama de clases?</text:p>
        </text:list-item>
        <text:list-item>
          <text:p text:style-name="P47">¿Está bien utilizada la notación?</text:p>
        </text:list-item>
      </text:list>
      <text:p text:style-name="P15">Diagrama de estados</text:p>
      <text:list xml:id="list33" text:style-name="LS6">
        <text:list-item>
          <text:p text:style-name="P47">¿Está completo?</text:p>
        </text:list-item>
        <text:list-item>
          <text:p text:style-name="P47">¿Está bien utilizada la notación?</text:p>
        </text:list-item>
      </text:list>
      <text:p text:style-name="P9"><text:bookmark text:name="id.2xcytpi"/></text:p>
      <text:h text:style-name="P60" text:outline-level="10">Código</text:h>
      <text:p text:style-name="P15">Generalidades</text:p>
      <text:list xml:id="list4856443161552532889" text:style-name="LS7">
        <text:list-item>
          <text:p text:style-name="P48">¿Respeta estándares de codificación?</text:p>
        </text:list-item>
        <text:list-item>
          <text:p text:style-name="P48">¿Está correctamente documentado?</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space-before="1.3748in" text:min-label-width="0.1252in"/>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space-before="2.8748in" text:min-label-width="0.1252in"/>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style:text-properties style:font-name="Verdana1"/>
      </text:list-level-style-bullet>
      <text:list-level-style-bullet text:level="3" text:style-name="List2Level2" text:bullet-char="●">
        <style:list-level-properties text:space-before="1.3752in"/>
        <style:text-properties style:font-name="Verdana1"/>
      </text:list-level-style-bullet>
      <text:list-level-style-bullet text:level="4" text:style-name="List2Level3" text:bullet-char="●">
        <style:list-level-properties text:space-before="1.75in"/>
        <style:text-properties style:font-name="Verdana1"/>
      </text:list-level-style-bullet>
      <text:list-level-style-bullet text:level="5" text:style-name="List2Level4" text:bullet-char="●">
        <style:list-level-properties text:space-before="2.25in"/>
        <style:text-properties style:font-name="Verdana1"/>
      </text:list-level-style-bullet>
      <text:list-level-style-bullet text:level="6" text:style-name="List2Level5" text:bullet-char="●">
        <style:list-level-properties text:space-before="2.8752in"/>
        <style:text-properties style:font-name="Verdana1"/>
      </text:list-level-style-bullet>
      <text:list-level-style-bullet text:level="7" text:style-name="List2Level6" text:bullet-char="●">
        <style:list-level-properties text:space-before="3.25in"/>
        <style:text-properties style:font-name="Verdana1"/>
      </text:list-level-style-bullet>
      <text:list-level-style-bullet text:level="8" text:style-name="List2Level7" text:bullet-char="●">
        <style:list-level-properties text:space-before="3.75in"/>
        <style:text-properties style:font-name="Verdana1"/>
      </text:list-level-style-bullet>
      <text:list-level-style-bullet text:level="9" text:style-name="List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Times New Roman"/>
      </text:list-level-style-bullet>
      <text:list-level-style-bullet text:level="2" text:style-name="List3Level1" text:bullet-char="○">
        <style:list-level-properties text:space-before="0.75in" text:min-label-width="0.25in"/>
        <style:text-properties style:font-name="Times New Roman"/>
      </text:list-level-style-bullet>
      <text:list-level-style-bullet text:level="3" text:style-name="List3Level2" text:bullet-char="■">
        <style:list-level-properties text:space-before="1.3748in" text:min-label-width="0.1252in"/>
        <style:text-properties style:font-name="Times New Roman"/>
      </text:list-level-style-bullet>
      <text:list-level-style-bullet text:level="4" text:style-name="List3Level3" text:bullet-char="●">
        <style:list-level-properties text:space-before="1.75in" text:min-label-width="0.25in"/>
        <style:text-properties style:font-name="Times New Roman"/>
      </text:list-level-style-bullet>
      <text:list-level-style-bullet text:level="5" text:style-name="List3Level4" text:bullet-char="○">
        <style:list-level-properties text:space-before="2.25in" text:min-label-width="0.25in"/>
        <style:text-properties style:font-name="Times New Roman"/>
      </text:list-level-style-bullet>
      <text:list-level-style-bullet text:level="6" text:style-name="List3Level5" text:bullet-char="■">
        <style:list-level-properties text:space-before="2.8748in" text:min-label-width="0.1252in"/>
        <style:text-properties style:font-name="Times New Roman"/>
      </text:list-level-style-bullet>
      <text:list-level-style-bullet text:level="7" text:style-name="List3Level6" text:bullet-char="●">
        <style:list-level-properties text:space-before="3.25in" text:min-label-width="0.25in"/>
        <style:text-properties style:font-name="Times New Roman"/>
      </text:list-level-style-bullet>
      <text:list-level-style-bullet text:level="8" text:style-name="List3Level7" text:bullet-char="○">
        <style:list-level-properties text:space-before="3.75in" text:min-label-width="0.25in"/>
        <style:text-properties style:font-name="Times New Roman"/>
      </text:list-level-style-bullet>
      <text:list-level-style-bullet text:level="9" text:style-name="List3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space-before="1.3748in" text:min-label-width="0.1252in"/>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space-before="2.8748in" text:min-label-width="0.1252in"/>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Times New Roman"/>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Times New Roman"/>
      </text:list-level-style-bullet>
      <text:list-level-style-bullet text:level="4" text:style-name="List5Level3" text:bullet-char="●">
        <style:list-level-properties text:space-before="1.75in" text:min-label-width="0.25in"/>
        <style:text-properties style:font-name="Times New Roman"/>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Times New Roman"/>
      </text:list-level-style-bullet>
      <text:list-level-style-bullet text:level="7" text:style-name="List5Level6" text:bullet-char="●">
        <style:list-level-properties text:space-before="3.25in" text:min-label-width="0.25in"/>
        <style:text-properties style:font-name="Times New Roman"/>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Verdana1"/>
      </text:list-level-style-bullet>
      <text:list-level-style-bullet text:level="2" text:style-name="List6Level1" text:bullet-char="●">
        <style:list-level-properties text:space-before="0.75in"/>
        <style:text-properties style:font-name="Verdana1"/>
      </text:list-level-style-bullet>
      <text:list-level-style-bullet text:level="3" text:style-name="List6Level2" text:bullet-char="●">
        <style:list-level-properties text:space-before="1.3752in"/>
        <style:text-properties style:font-name="Verdana1"/>
      </text:list-level-style-bullet>
      <text:list-level-style-bullet text:level="4" text:style-name="List6Level3" text:bullet-char="●">
        <style:list-level-properties text:space-before="1.75in"/>
        <style:text-properties style:font-name="Verdana1"/>
      </text:list-level-style-bullet>
      <text:list-level-style-bullet text:level="5" text:style-name="List6Level4" text:bullet-char="●">
        <style:list-level-properties text:space-before="2.25in"/>
        <style:text-properties style:font-name="Verdana1"/>
      </text:list-level-style-bullet>
      <text:list-level-style-bullet text:level="6" text:style-name="List6Level5" text:bullet-char="●">
        <style:list-level-properties text:space-before="2.8752in"/>
        <style:text-properties style:font-name="Verdana1"/>
      </text:list-level-style-bullet>
      <text:list-level-style-bullet text:level="7" text:style-name="List6Level6" text:bullet-char="●">
        <style:list-level-properties text:space-before="3.25in"/>
        <style:text-properties style:font-name="Verdana1"/>
      </text:list-level-style-bullet>
      <text:list-level-style-bullet text:level="8" text:style-name="List6Level7" text:bullet-char="●">
        <style:list-level-properties text:space-before="3.75in"/>
        <style:text-properties style:font-name="Verdana1"/>
      </text:list-level-style-bullet>
      <text:list-level-style-bullet text:level="9" text:style-name="List6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Verdana1"/>
      </text:list-level-style-bullet>
      <text:list-level-style-bullet text:level="2" text:style-name="List7Level1" text:bullet-char="●">
        <style:list-level-properties text:space-before="0.75in"/>
        <style:text-properties style:font-name="Verdana1"/>
      </text:list-level-style-bullet>
      <text:list-level-style-bullet text:level="3" text:style-name="List7Level2" text:bullet-char="●">
        <style:list-level-properties text:space-before="1.3752in"/>
        <style:text-properties style:font-name="Verdana1"/>
      </text:list-level-style-bullet>
      <text:list-level-style-bullet text:level="4" text:style-name="List7Level3" text:bullet-char="●">
        <style:list-level-properties text:space-before="1.75in"/>
        <style:text-properties style:font-name="Verdana1"/>
      </text:list-level-style-bullet>
      <text:list-level-style-bullet text:level="5" text:style-name="List7Level4" text:bullet-char="●">
        <style:list-level-properties text:space-before="2.25in"/>
        <style:text-properties style:font-name="Verdana1"/>
      </text:list-level-style-bullet>
      <text:list-level-style-bullet text:level="6" text:style-name="List7Level5" text:bullet-char="●">
        <style:list-level-properties text:space-before="2.8752in"/>
        <style:text-properties style:font-name="Verdana1"/>
      </text:list-level-style-bullet>
      <text:list-level-style-bullet text:level="7" text:style-name="List7Level6" text:bullet-char="●">
        <style:list-level-properties text:space-before="3.25in"/>
        <style:text-properties style:font-name="Verdana1"/>
      </text:list-level-style-bullet>
      <text:list-level-style-bullet text:level="8" text:style-name="List7Level7" text:bullet-char="●">
        <style:list-level-properties text:space-before="3.75in"/>
        <style:text-properties style:font-name="Verdana1"/>
      </text:list-level-style-bullet>
      <text:list-level-style-bullet text:level="9" text:style-name="List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9</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dc:title/>
    <meta:initial-creator/>
    <meta:editing-cycles>6</meta:editing-cycles>
    <dc:date>2015-12-10T14:24:21.203160838</dc:date>
    <meta:editing-duration>PT38M43S</meta:editing-duration>
    <meta:document-statistic meta:table-count="1" meta:image-count="0" meta:object-count="0" meta:page-count="9" meta:paragraph-count="125" meta:word-count="1371" meta:character-count="8547" meta:non-whitespace-character-count="7317"/>
  </office:meta>
</office:document-meta>
</file>